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font-weight-complex="bold" fo:color="#00B0F0"/>
    </style:style>
    <style:style style:name="T7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color="#00B0F0"/>
    </style:style>
    <style:style style:name="P11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color="#00B0F0"/>
    </style:style>
    <style:style style:name="T17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fo:color="#00B0F0"/>
    </style:style>
    <style:style style:name="T19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21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24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25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26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27" style:parent-style-name="Normal" style:family="paragraph">
      <style:text-properties fo:font-weight="bold" style:font-weight-asian="bold" style:font-weight-complex="bold" fo:color="#FF0000" fo:font-size="18pt" style:font-size-asian="18pt" style:font-size-complex="18pt" style:text-underline-type="single" style:text-underline-style="solid" style:text-underline-width="auto" style:text-underline-mode="continuous"/>
    </style:style>
    <style:style style:name="P28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32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33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34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35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fo:font-weight="bold" style:font-weight-asian="bold" style:font-weight-complex="bold" fo:color="#00B0F0" style:text-underline-type="single" style:text-underline-style="solid" style:text-underline-width="auto" style:text-underline-mode="continuous"/>
    </style:style>
    <style:style style:name="P38" style:parent-style-name="Normal" style:family="paragraph">
      <style:text-properties fo:font-weight="bold" style:font-weight-asian="bold" style:font-weight-complex="bold" fo:color="#FF0000" fo:font-size="18pt" style:font-size-asian="18pt" style:font-size-complex="18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Project Steps</text:p>
      <text:p text:style-name="Normal"><text:span text:style-name="T2">1.Define</text:span><text:span text:style-name="T3"><text:s/>the Environmental Parameters to</text:span><text:span text:style-name="T4"><text:s/></text:span><text:span text:style-name="T5">Monitor</text:span><text:span text:style-name="T6">:</text:span></text:p>
      <text:p text:style-name="Normal"><text:s text:c="3"/>Determine what environmental parameters you want to monitor, such as temperature, humidity, air quality, soil moisture, etc. The choice of parameters depends on your specific environmental monitoring goals.</text:p>
      <text:p text:style-name="Normal"/>
      <text:p text:style-name="Normal"><text:span text:style-name="T7">2.<text:s/></text:span><text:span text:style-name="T8">S</text:span><text:span text:style-name="T9">elect IoT<text:s/></text:span><text:span text:style-name="T10">Devices:</text:span></text:p>
      <text:p text:style-name="Normal"><text:s text:c="3"/>Choose IoT devices and sensors that are suitable for monitoring the selected parameters. Common options include Raspberry Pi, Arduino, or specialized IoT sensor kits.</text:p>
      <text:p text:style-name="Normal"/>
      <text:p text:style-name="P11">3. Connect Sensors to IoT Devices:</text:p>
      <text:p text:style-name="Normal"><text:s text:c="3"/>Connect the selected sensors to your IoT devices. This may require soldering or simply plugging them into the GPIO pins. Ensure that the sensors are correctly wired and powered.</text:p>
      <text:p text:style-name="Normal"/>
      <text:p text:style-name="Normal"><text:span text:style-name="T12">4. Set Up IoT Device<text:s/></text:span><text:span text:style-name="T13">Connectivity :</text:span></text:p>
      <text:p text:style-name="Normal"><text:s text:c="3"/>Configure your IoT devices to connect to the internet or a local network. You can use Wi-Fi or Ethernet for connectivity. For example, configure the Wi-Fi network credentials on your Raspberry Pi.</text:p>
      <text:p text:style-name="Normal"/>
      <text:p text:style-name="Normal"><text:span text:style-name="T14">5. Install Necessary Libraries and Too</text:span><text:span text:style-name="T15">ls</text:span><text:span text:style-name="T16">:</text:span></text:p>
      <text:p text:style-name="Normal"><text:s text:c="3"/>Install any libraries or software tools required for interacting with the sensors. Common libraries include Adafruit, DHT22, or libraries specific to your sensors.</text:p>
      <text:p text:style-name="Normal"/>
      <text:p text:style-name="Normal"><text:span text:style-name="T17">6. Develop Python Scripts</text:span><text:span text:style-name="T18">:</text:span></text:p>
      <text:p text:style-name="Normal"><text:s text:c="3"/>Write Python scripts to interact with the sensors, collect data, and store it. For example, if you are monitoring temperature and humidity, you might use a DHT22 sensor. Develop a Python script to read data from the sensor and log it to a local database or cloud<text:s/>service.</text:p>
      <text:p text:style-name="Normal"/>
      <text:p text:style-name="Normal"><text:span text:style-name="T19">7. Data Storage and Visualization</text:span>:</text:p>
      <text:p text:style-name="Normal"><text:s text:c="3"/>Decide where you want to store the collected data. Options include local databases (e.g., SQLite), cloud platforms (e.g., AWS, Azure, or Google Cloud), or third-party environmental monitoring platforms. Develop scripts to store and visualize data accordingly.</text:p>
      <text:p text:style-name="Normal"/>
      <text:p text:style-name="P20">8. Implement Data Logging and Scheduling:</text:p>
      <text:p text:style-name="Normal"><text:s text:c="3"/>Set up data logging at regular intervals (e.g., every 15 minutes). You can use Python libraries like `schedule` to schedule data collection.</text:p>
      <text:p text:style-name="Normal"/>
      <text:p text:style-name="P21">9. Monitoring and Alerts:</text:p>
      <text:p text:style-name="Normal"><text:s text:c="3"/>Implement monitoring for threshold values. If the collected data exceeds a predefined threshold, send alerts via email, SMS, or other means.</text:p>
      <text:p text:style-name="Normal"/>
      <text:p text:style-name="P22">10. Documentation:</text:p>
      <text:p text:style-name="Normal"><text:s text:c="4"/>Create comprehensive documentation for the entire project. Include information about hardware setup, software scripts, data storage, and any configurations. Document the parameters being monitored and the rationale for choosing them.</text:p>
      <text:p text:style-name="Normal"/>
      <text:p text:style-name="P23">11. Testing and Calibration:</text:p>
      <text:p text:style-name="Normal"><text:s text:c="4"/>Test your setup thoroughly to ensure it is collecting accurate data. Calibrate sensors if necessary.</text:p>
      <text:p text:style-name="Normal"/>
      <text:p text:style-name="P24">12. Deployment:</text:p>
      <text:p text:style-name="Normal"><text:s text:c="4"/>Deploy your IoT devices in the desired environmental locations.</text:p>
      <text:p text:style-name="Normal"/>
      <text:p text:style-name="P25">13. Continuous Monitoring and Maintenance:</text:p>
      <text:p text:style-name="Normal"><text:s text:c="4"/>Regularly monitor the system, check for any issues, and perform maintenance as needed.</text:p>
      <text:p text:style-name="Normal"/>
      <text:p text:style-name="P26">14.<text:s/>Data Analysis and Reporting:</text:p>
      <text:p text:style-name="Normal"><text:s text:c="4"/>Use the collected data for analysis and generate reports as required for environmental monitoring purposes.</text:p>
      <text:p text:style-name="P27">sensors</text:p>
      <text:p text:style-name="P28">1.Temperature<text:s/>and Humidity:</text:p>
      <text:p text:style-name="Normal"><text:s text:c="3"/>DHT22 (or DHT11): These sensors are commonly used for measuring temperature and humidity. They provide accurate readings and are relatively easy to interface with microcontrollers like Arduino or Raspberry Pi.</text:p>
      <text:p text:style-name="Normal"/>
      <text:p text:style-name="Normal"><text:span text:style-name="T29">2. Air Quality:</text:span><text:s text:c="2"/>MQ Series Gas Sensors: These sensors can measure various gases in the air, including CO2, CO, NO2, and others. The specific MQ sensor you choose depends on the gas you want to monitor.</text:p>
      <text:p text:style-name="Normal"><text:s/>SDS011 (or similar) Particulate Matter Sensor: These sensors measure fine dust and particulate matter (PM2.5 and PM10) in the air, which is crucial for air quality monitoring.</text:p>
      <text:p text:style-name="Normal"/>
      <text:p text:style-name="P30">3. Light Intensity:</text:p>
      <text:p text:style-name="Normal"><text:s text:c="3"/>Light Dependent Resistor (LDR): LDRs are used to measure light intensity. They are simple and inexpensive.</text:p>
      <text:p text:style-name="Normal"/>
      <text:p text:style-name="P31">4. Soil<text:s/>Moisture:</text:p>
      <text:p text:style-name="Normal"><text:s text:c="3"/>Capacitive Soil Moisture<text:s/>Sensors:<text:s/>These sensors measure soil moisture levels and are essential for agricultural and environmental projects.</text:p>
      <text:p text:style-name="Normal"/>
      <text:p text:style-name="P32">5. Water Quality:</text:p>
      <text:p text:style-name="Normal"><text:s text:c="3"/>Water Quality Sensors: These sensors can measure parameters like pH, turbidity, electrical conductivity (EC), and dissolved oxygen (DO) in water bodies.</text:p>
      <text:p text:style-name="Normal"/>
      <text:p text:style-name="P33">6. UV Radiation:</text:p>
      <text:p text:style-name="Normal"><text:s text:c="3"/>UV Sensors: These sensors can measure UV radiation levels, which are crucial for monitoring UV exposure.</text:p>
      <text:p text:style-name="Normal"/>
      <text:p text:style-name="P34">7. Water Level:</text:p>
      <text:p text:style-name="Normal"><text:s text:c="3"/>Ultrasonic Distance Sensor: Ultrasonic sensors can be used to measure water levels in tanks or bodies of water.</text:p>
      <text:p text:style-name="Normal"/>
      <text:p text:style-name="P35">8. Sound and Noise:</text:p>
      <text:p text:style-name="Normal"><text:s text:c="3"/>Sound Level Meter (microphone):<text:s/>This sensor can measure sound levels and is useful for noise pollution monitoring.</text:p>
      <text:p text:style-name="Normal"/>
      <text:p text:style-name="P36">9. Gas Detection:</text:p>
      <text:p text:style-name="Normal"><text:s text:c="3"/>Specific Gas Sensors: For monitoring specific gases like methane, propane, or volatile organic compounds (VOCs), you may need sensors designed for those gases.</text:p>
      <text:p text:style-name="Normal"/>
      <text:p text:style-name="P37">10. Wind Speed and<text:s/>Direction :</text:p>
      <text:p text:style-name="Normal"><text:s text:c="4"/>Anemometer: An anemometer can measure wind speed.</text:p>
      <text:p text:style-name="Normal"><text:s text:c="4"/>Wind Vane: A wind vane can be used to measure wind direction.</text:p>
      <text:p text:style-name="Normal"/>
      <text:p text:style-name="Normal"/>
      <text:p text:style-name="P38">Python<text:s/>script<text:s/></text:p>
      <text:p text:style-name="Normal">import serial</text:p>
      <text:p text:style-name="Normal">import requests</text:p>
      <text:p text:style-name="Normal"># Set the serial port and baud rate</text:p>
      <text:p text:style-name="Normal">ser = serial.Serial('COM3', 9600) <text:s/># Replace 'COM3' with your Arduino's serial port</text:p>
      <text:p text:style-name="Normal"/>
      <text:p text:style-name="Normal"># ThingSpeak API endpoint and API key</text:p>
      <text:p text:style-name="Normal">thingspeak_url = "https://api.thingspeak.com/update.json"</text:p>
      <text:p text:style-name="Normal">api_key = "YOUR_THINGSPEAK_API_KEY"</text:p>
      <text:p text:style-name="Normal"/>
      <text:p text:style-name="Normal">try:</text:p>
      <text:p text:style-name="Normal"><text:s text:c="4"/>while True:</text:p>
      <text:p text:style-name="Normal"><text:s text:c="8"/># Read data from Arduino</text:p>
      <text:p text:style-name="Normal"><text:s text:c="8"/>arduino_data = ser.readline().decode().strip()</text:p>
      <text:p text:style-name="Normal"><text:s text:c="8"/>print(arduino_data)</text:p>
      <text:p text:style-name="Normal"/>
      <text:p text:style-name="Normal"><text:s text:c="8"/># Extract temperature and humidity (adjust this based on your Arduino's output)</text:p>
      <text:p text:style-name="Normal"><text:s text:c="8"/>if "Humidity:" in arduino_data and "Temperature:" in arduino_data:</text:p>
      <text:p text:style-name="Normal"><text:s text:c="12"/>humidity, temperature = arduino_data.split("\t")[0].split()[1], arduino_data.split("\t")[1].split()[1]</text:p>
      <text:p text:style-name="Normal"/>
      <text:p text:style-name="Normal"><text:s text:c="12"/># Prepare the data to send to ThingSpeak</text:p>
      <text:p text:style-name="Normal"><text:s text:c="12"/>payload = {</text:p>
      <text:p text:style-name="Normal"><text:s text:c="16"/>"api_key": api_key,</text:p>
      <text:p text:style-name="Normal"><text:s text:c="16"/>"field1": temperature,</text:p>
      <text:p text:style-name="Normal"><text:s text:c="16"/>"field2": humidity</text:p>
      <text:p text:style-name="Normal"><text:s text:c="12"/>}</text:p>
      <text:p text:style-name="Normal"/>
      <text:p text:style-name="Normal"><text:s text:c="12"/># Send data to ThingSpeak</text:p>
      <text:p text:style-name="Normal"><text:s text:c="12"/>response = requests.post(thingspeak_url, data=payload)</text:p>
      <text:p text:style-name="Normal"><text:s text:c="12"/>print("Data sent to ThingSpeak. Response:", response.text)</text:p>
      <text:p text:style-name="Normal"/>
      <text:p text:style-name="Normal">except KeyboardInterrupt:</text:p>
      <text:p text:style-name="Normal"><text:s text:c="4"/>ser.close(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916380405110</meta:initial-creator>
    <dc:creator>916380405110</dc:creator>
    <meta:creation-date>2023-10-13T09:12:00Z</meta:creation-date>
    <dc:date>2023-10-13T09:12:00Z</dc:date>
    <meta:template xlink:href="Normal.dotm" xlink:type="simple"/>
    <meta:editing-cycles>40</meta:editing-cycles>
    <meta:editing-duration>PT1740S</meta:editing-duration>
    <meta:document-statistic meta:page-count="1" meta:paragraph-count="11" meta:word-count="868" meta:character-count="5808" meta:row-count="41" meta:non-whitespace-character-count="4951"/>
  </office:meta>
</office:document-meta>
</file>